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22" style:family="table">
      <style:table-properties style:width="9.14cm" table:align="left"/>
    </style:style>
    <style:style style:name="Tableau22.A" style:family="table-column">
      <style:table-column-properties style:column-width="1.674cm"/>
    </style:style>
    <style:style style:name="Tableau22.B" style:family="table-column">
      <style:table-column-properties style:column-width="0.88cm"/>
    </style:style>
    <style:style style:name="Tableau22.I" style:family="table-column">
      <style:table-column-properties style:column-width="1.305cm"/>
    </style:style>
    <style:style style:name="Tableau22.A1" style:family="table-cell">
      <style:table-cell-properties fo:padding="0.049cm" fo:border-left="0.05pt solid #000000" fo:border-right="none" fo:border-top="0.05pt solid #000000" fo:border-bottom="0.05pt solid #000000" style:writing-mode="page"/>
    </style:style>
    <style:style style:name="Tableau22.I1" style:family="table-cell">
      <style:table-cell-properties style:vertical-align="middle" fo:padding="0.049cm" fo:border="0.05pt solid #000000" style:writing-mode="page"/>
    </style:style>
    <style:style style:name="Tableau22.A2" style:family="table-cell">
      <style:table-cell-properties fo:padding="0.049cm" fo:border-left="0.05pt solid #000000" fo:border-right="none" fo:border-top="none" fo:border-bottom="0.05pt solid #000000" style:writing-mode="page"/>
    </style:style>
    <style:style style:name="Tableau22.B2" style:family="table-cell">
      <style:table-cell-properties fo:padding="0.049cm" fo:border-left="0.05pt solid #000000" fo:border-right="none" fo:border-top="none" fo:border-bottom="0.05pt solid #000000" style:writing-mode="page"/>
    </style:style>
    <style:style style:name="Tableau22.C2" style:family="table-cell">
      <style:table-cell-properties fo:padding="0.049cm" fo:border-left="0.05pt solid #000000" fo:border-right="none" fo:border-top="none" fo:border-bottom="0.05pt solid #000000" style:writing-mode="page"/>
    </style:style>
    <style:style style:name="Tableau22.D2" style:family="table-cell">
      <style:table-cell-properties fo:padding="0.049cm" fo:border-left="0.05pt solid #000000" fo:border-right="none" fo:border-top="none" fo:border-bottom="0.05pt solid #000000" style:writing-mode="page"/>
    </style:style>
    <style:style style:name="Tableau22.E2" style:family="table-cell">
      <style:table-cell-properties fo:padding="0.049cm" fo:border-left="0.05pt solid #000000" fo:border-right="none" fo:border-top="none" fo:border-bottom="0.05pt solid #000000" style:writing-mode="page"/>
    </style:style>
    <style:style style:name="Tableau22.F2" style:family="table-cell">
      <style:table-cell-properties fo:padding="0.049cm" fo:border-left="0.05pt solid #000000" fo:border-right="none" fo:border-top="none" fo:border-bottom="0.05pt solid #000000" style:writing-mode="page"/>
    </style:style>
    <style:style style:name="Tableau22.G2" style:family="table-cell">
      <style:table-cell-properties fo:padding="0.049cm" fo:border-left="0.05pt solid #000000" fo:border-right="none" fo:border-top="none" fo:border-bottom="0.05pt solid #000000" style:writing-mode="page"/>
    </style:style>
    <style:style style:name="Tableau22.H2" style:family="table-cell">
      <style:table-cell-properties fo:padding="0.049cm" fo:border-left="0.05pt solid #000000" fo:border-right="none" fo:border-top="none" fo:border-bottom="0.05pt solid #000000" style:writing-mode="page"/>
    </style:style>
    <style:style style:name="Tableau22.I2" style:family="table-cell">
      <style:table-cell-properties fo:padding="0.049cm" fo:border-left="0.05pt solid #000000" fo:border-right="0.05pt solid #000000" fo:border-top="none" fo:border-bottom="0.05pt solid #000000" style:writing-mode="page"/>
    </style:style>
    <style:style style:name="Tableau22.3" style:family="table-row">
      <style:table-row-properties style:row-height="1.401cm"/>
    </style:style>
    <style:style style:name="Tableau22.A3" style:family="table-cell">
      <style:table-cell-properties style:vertical-align="middle" fo:padding="0.049cm" fo:border-left="0.05pt solid #000000" fo:border-right="none" fo:border-top="none" fo:border-bottom="0.05pt solid #000000" style:writing-mode="page"/>
    </style:style>
    <style:style style:name="Tableau22.I3" style:family="table-cell">
      <style:table-cell-properties style:vertical-align="middle" fo:padding="0.049cm" fo:border-left="0.05pt solid #000000" fo:border-right="0.05pt solid #000000" fo:border-top="none" fo:border-bottom="0.05pt solid #000000" style:writing-mode="page"/>
    </style:style>
    <style:style style:name="Tableau22.A4" style:family="table-cell">
      <style:table-cell-properties fo:padding="0.049cm" fo:border-left="0.05pt solid #000000" fo:border-right="none" fo:border-top="none" fo:border-bottom="0.05pt solid #000000" style:writing-mode="page"/>
    </style:style>
    <style:style style:name="Tableau16" style:family="table">
      <style:table-properties style:width="9.151cm" table:align="margins" style:writing-mode="lr-tb"/>
    </style:style>
    <style:style style:name="Tableau16.A" style:family="table-column">
      <style:table-column-properties style:column-width="0.935cm" style:rel-column-width="6690*"/>
    </style:style>
    <style:style style:name="Tableau16.B" style:family="table-column">
      <style:table-column-properties style:column-width="0.914cm" style:rel-column-width="6538*"/>
    </style:style>
    <style:style style:name="Tableau16.J" style:family="table-column">
      <style:table-column-properties style:column-width="0.914cm" style:rel-column-width="6541*"/>
    </style:style>
    <style:style style:name="Tableau16.A1" style:family="table-cell">
      <style:table-cell-properties style:vertical-align="middle" fo:padding-left="0.049cm" fo:padding-right="0.049cm" fo:padding-top="0cm" fo:padding-bottom="0cm" fo:border="none"/>
    </style:style>
    <style:style style:name="Tableau16.J6" style:family="table-cell" style:data-style-name="N0">
      <style:table-cell-properties style:vertical-align="middle" fo:padding-left="0.049cm" fo:padding-right="0.049cm" fo:padding-top="0cm" fo:padding-bottom="0cm" fo:border="none"/>
    </style:style>
    <style:style style:name="Tableau17" style:family="table">
      <style:table-properties style:width="9.151cm" table:align="margins"/>
    </style:style>
    <style:style style:name="Tableau17.A" style:family="table-column">
      <style:table-column-properties style:column-width="2.776cm" style:rel-column-width="19882*"/>
    </style:style>
    <style:style style:name="Tableau17.B" style:family="table-column">
      <style:table-column-properties style:column-width="0.801cm" style:rel-column-width="5734*"/>
    </style:style>
    <style:style style:name="Tableau17.H" style:family="table-column">
      <style:table-column-properties style:column-width="1.572cm" style:rel-column-width="11249*"/>
    </style:style>
    <style:style style:name="Tableau17.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17.B1" style:family="table-cell" style:data-style-name="N0">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17.H1" style:family="table-cell">
      <style:table-cell-properties style:vertical-align="middle" fo:background-color="#de9ad5" fo:padding-left="0.101cm" fo:padding-right="0.101cm" fo:padding-top="0cm" fo:padding-bottom="0cm" fo:border="0.5pt solid #000000">
        <style:background-image/>
      </style:table-cell-properties>
    </style:style>
    <style:style style:name="Tableau17.2" style:family="table-row">
      <style:table-row-properties style:row-height="0.7cm"/>
    </style:style>
    <style:style style:name="Tableau17.A2"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17.B2" style:family="table-cell">
      <style:table-cell-properties style:vertical-align="middle" fo:padding="0.097cm" fo:border-left="0.5pt solid #000000" fo:border-right="none" fo:border-top="none" fo:border-bottom="0.5pt solid #000000"/>
    </style:style>
    <style:style style:name="Tableau17.C2" style:family="table-cell">
      <style:table-cell-properties style:vertical-align="middle" fo:padding="0.097cm" fo:border-left="0.5pt solid #000000" fo:border-right="none" fo:border-top="none" fo:border-bottom="0.5pt solid #000000"/>
    </style:style>
    <style:style style:name="Tableau17.D2" style:family="table-cell">
      <style:table-cell-properties style:vertical-align="middle" fo:padding="0.097cm" fo:border-left="0.5pt solid #000000" fo:border-right="none" fo:border-top="none" fo:border-bottom="0.5pt solid #000000"/>
    </style:style>
    <style:style style:name="Tableau17.E2" style:family="table-cell">
      <style:table-cell-properties style:vertical-align="middle" fo:padding="0.097cm" fo:border-left="0.5pt solid #000000" fo:border-right="none" fo:border-top="none" fo:border-bottom="0.5pt solid #000000"/>
    </style:style>
    <style:style style:name="Tableau17.F2" style:family="table-cell">
      <style:table-cell-properties style:vertical-align="middle" fo:padding="0.097cm" fo:border-left="0.5pt solid #000000" fo:border-right="none" fo:border-top="none" fo:border-bottom="0.5pt solid #000000"/>
    </style:style>
    <style:style style:name="Tableau17.G2" style:family="table-cell">
      <style:table-cell-properties style:vertical-align="middle" fo:padding="0.097cm" fo:border-left="0.5pt solid #000000" fo:border-right="none" fo:border-top="none" fo:border-bottom="0.5pt solid #000000"/>
    </style:style>
    <style:style style:name="Tableau17.H2" style:family="table-cell">
      <style:table-cell-properties style:vertical-align="middle" fo:padding="0.097cm" fo:border-left="0.5pt solid #000000" fo:border-right="0.5pt solid #000000" fo:border-top="none" fo:border-bottom="0.5pt solid #000000"/>
    </style:style>
    <style:style style:name="Tableau17.3" style:family="table-row">
      <style:table-row-properties style:row-height="1cm"/>
    </style:style>
    <style:style style:name="Tableau17.A3"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17.B3" style:family="table-cell">
      <style:table-cell-properties style:vertical-align="middle" fo:padding="0.097cm" fo:border-left="0.5pt solid #000000" fo:border-right="none" fo:border-top="none" fo:border-bottom="0.5pt solid #000000"/>
    </style:style>
    <style:style style:name="Tableau17.C3" style:family="table-cell">
      <style:table-cell-properties style:vertical-align="middle" fo:padding="0.097cm" fo:border-left="0.5pt solid #000000" fo:border-right="none" fo:border-top="none" fo:border-bottom="0.5pt solid #000000"/>
    </style:style>
    <style:style style:name="Tableau17.D3" style:family="table-cell">
      <style:table-cell-properties style:vertical-align="middle" fo:padding="0.097cm" fo:border-left="0.5pt solid #000000" fo:border-right="none" fo:border-top="none" fo:border-bottom="0.5pt solid #000000"/>
    </style:style>
    <style:style style:name="Tableau17.E3" style:family="table-cell">
      <style:table-cell-properties style:vertical-align="middle" fo:padding="0.097cm" fo:border-left="0.5pt solid #000000" fo:border-right="none" fo:border-top="none" fo:border-bottom="0.5pt solid #000000"/>
    </style:style>
    <style:style style:name="Tableau17.F3" style:family="table-cell">
      <style:table-cell-properties style:vertical-align="middle" fo:padding="0.097cm" fo:border-left="0.5pt solid #000000" fo:border-right="none" fo:border-top="none" fo:border-bottom="0.5pt solid #000000"/>
    </style:style>
    <style:style style:name="Tableau17.G3" style:family="table-cell">
      <style:table-cell-properties style:vertical-align="middle" fo:padding="0.097cm" fo:border-left="0.5pt solid #000000" fo:border-right="none" fo:border-top="none" fo:border-bottom="0.5pt solid #000000"/>
    </style:style>
    <style:style style:name="Tableau17.H3"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51cm" table:align="margins" style:writing-mode="lr-tb"/>
    </style:style>
    <style:style style:name="Tableau3.A" style:family="table-column">
      <style:table-column-properties style:column-width="0.935cm" style:rel-column-width="6690*"/>
    </style:style>
    <style:style style:name="Tableau3.B" style:family="table-column">
      <style:table-column-properties style:column-width="0.914cm" style:rel-column-width="6538*"/>
    </style:style>
    <style:style style:name="Tableau3.J" style:family="table-column">
      <style:table-column-properties style:column-width="0.914cm" style:rel-column-width="6541*"/>
    </style:style>
    <style:style style:name="Tableau3.1" style:family="table-row">
      <style:table-row-properties style:row-height="0.7cm"/>
    </style:style>
    <style:style style:name="Tableau3.A1" style:family="table-cell">
      <style:table-cell-properties style:vertical-align="middle" fo:padding-left="0.049cm" fo:padding-right="0.049cm" fo:padding-top="0cm" fo:padding-bottom="0cm" fo:border-left="0.5pt solid #b3b3b3" fo:border-right="none" fo:border-top="0.5pt solid #b3b3b3" fo:border-bottom="0.5pt solid #b3b3b3"/>
    </style:style>
    <style:style style:name="Tableau3.J1" style:family="table-cell">
      <style:table-cell-properties style:vertical-align="middle" fo:padding-left="0.049cm" fo:padding-right="0.049cm" fo:padding-top="0cm" fo:padding-bottom="0cm" fo:border="0.5pt solid #b3b3b3"/>
    </style:style>
    <style:style style:name="Tableau3.A2" style:family="table-cell">
      <style:table-cell-properties style:vertical-align="middle" fo:padding-left="0.049cm" fo:padding-right="0.049cm" fo:padding-top="0cm" fo:padding-bottom="0cm" fo:border-left="0.5pt solid #b3b3b3" fo:border-right="none" fo:border-top="none" fo:border-bottom="0.5pt solid #b3b3b3"/>
    </style:style>
    <style:style style:name="Tableau3.J2" style:family="table-cell">
      <style:table-cell-properties style:vertical-align="middle" fo:padding-left="0.049cm" fo:padding-right="0.049cm" fo:padding-top="0cm" fo:padding-bottom="0cm" fo:border-left="0.5pt solid #b3b3b3" fo:border-right="0.5pt solid #b3b3b3" fo:border-top="none" fo:border-bottom="0.5pt solid #b3b3b3"/>
    </style:style>
    <style:style style:name="Tableau20" style:family="table">
      <style:table-properties style:width="9.151cm" table:align="margins"/>
    </style:style>
    <style:style style:name="Tableau20.A" style:family="table-column">
      <style:table-column-properties style:column-width="2.776cm" style:rel-column-width="19882*"/>
    </style:style>
    <style:style style:name="Tableau20.B" style:family="table-column">
      <style:table-column-properties style:column-width="0.801cm" style:rel-column-width="5734*"/>
    </style:style>
    <style:style style:name="Tableau20.H" style:family="table-column">
      <style:table-column-properties style:column-width="1.572cm" style:rel-column-width="11249*"/>
    </style:style>
    <style:style style:name="Tableau20.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0.B1" style:family="table-cell" style:data-style-name="N0">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0.H1" style:family="table-cell">
      <style:table-cell-properties style:vertical-align="middle" fo:background-color="#de9ad5" fo:padding-left="0.101cm" fo:padding-right="0.101cm" fo:padding-top="0cm" fo:padding-bottom="0cm" fo:border="0.5pt solid #000000">
        <style:background-image/>
      </style:table-cell-properties>
    </style:style>
    <style:style style:name="Tableau20.2" style:family="table-row">
      <style:table-row-properties style:row-height="0.7cm"/>
    </style:style>
    <style:style style:name="Tableau20.A2"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20.B2" style:family="table-cell">
      <style:table-cell-properties style:vertical-align="middle" fo:padding="0.097cm" fo:border-left="0.5pt solid #000000" fo:border-right="none" fo:border-top="none" fo:border-bottom="0.5pt solid #000000"/>
    </style:style>
    <style:style style:name="Tableau20.C2" style:family="table-cell">
      <style:table-cell-properties style:vertical-align="middle" fo:padding="0.097cm" fo:border-left="0.5pt solid #000000" fo:border-right="none" fo:border-top="none" fo:border-bottom="0.5pt solid #000000"/>
    </style:style>
    <style:style style:name="Tableau20.D2" style:family="table-cell">
      <style:table-cell-properties style:vertical-align="middle" fo:padding="0.097cm" fo:border-left="0.5pt solid #000000" fo:border-right="none" fo:border-top="none" fo:border-bottom="0.5pt solid #000000"/>
    </style:style>
    <style:style style:name="Tableau20.E2" style:family="table-cell">
      <style:table-cell-properties style:vertical-align="middle" fo:padding="0.097cm" fo:border-left="0.5pt solid #000000" fo:border-right="none" fo:border-top="none" fo:border-bottom="0.5pt solid #000000"/>
    </style:style>
    <style:style style:name="Tableau20.F2" style:family="table-cell">
      <style:table-cell-properties style:vertical-align="middle" fo:padding="0.097cm" fo:border-left="0.5pt solid #000000" fo:border-right="none" fo:border-top="none" fo:border-bottom="0.5pt solid #000000"/>
    </style:style>
    <style:style style:name="Tableau20.G2" style:family="table-cell">
      <style:table-cell-properties style:vertical-align="middle" fo:padding="0.097cm" fo:border-left="0.5pt solid #000000" fo:border-right="none" fo:border-top="none" fo:border-bottom="0.5pt solid #000000"/>
    </style:style>
    <style:style style:name="Tableau20.H2" style:family="table-cell">
      <style:table-cell-properties style:vertical-align="middle" fo:padding="0.097cm" fo:border-left="0.5pt solid #000000" fo:border-right="0.5pt solid #000000" fo:border-top="none" fo:border-bottom="0.5pt solid #000000"/>
    </style:style>
    <style:style style:name="Tableau20.3" style:family="table-row">
      <style:table-row-properties style:row-height="1cm"/>
    </style:style>
    <style:style style:name="Tableau20.A3"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20.B3" style:family="table-cell">
      <style:table-cell-properties style:vertical-align="middle" fo:padding="0.097cm" fo:border-left="0.5pt solid #000000" fo:border-right="none" fo:border-top="none" fo:border-bottom="0.5pt solid #000000"/>
    </style:style>
    <style:style style:name="Tableau20.C3" style:family="table-cell">
      <style:table-cell-properties style:vertical-align="middle" fo:padding="0.097cm" fo:border-left="0.5pt solid #000000" fo:border-right="none" fo:border-top="none" fo:border-bottom="0.5pt solid #000000"/>
    </style:style>
    <style:style style:name="Tableau20.D3" style:family="table-cell">
      <style:table-cell-properties style:vertical-align="middle" fo:padding="0.097cm" fo:border-left="0.5pt solid #000000" fo:border-right="none" fo:border-top="none" fo:border-bottom="0.5pt solid #000000"/>
    </style:style>
    <style:style style:name="Tableau20.E3" style:family="table-cell">
      <style:table-cell-properties style:vertical-align="middle" fo:padding="0.097cm" fo:border-left="0.5pt solid #000000" fo:border-right="none" fo:border-top="none" fo:border-bottom="0.5pt solid #000000"/>
    </style:style>
    <style:style style:name="Tableau20.F3" style:family="table-cell">
      <style:table-cell-properties style:vertical-align="middle" fo:padding="0.097cm" fo:border-left="0.5pt solid #000000" fo:border-right="none" fo:border-top="none" fo:border-bottom="0.5pt solid #000000"/>
    </style:style>
    <style:style style:name="Tableau20.G3" style:family="table-cell">
      <style:table-cell-properties style:vertical-align="middle" fo:padding="0.097cm" fo:border-left="0.5pt solid #000000" fo:border-right="none" fo:border-top="none" fo:border-bottom="0.5pt solid #000000"/>
    </style:style>
    <style:style style:name="Tableau20.H3"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G_20_page_20_paire_20__28_G_29_">
      <style:text-properties officeooo:paragraph-rsid="0334a5be"/>
    </style:style>
    <style:style style:name="P2" style:family="paragraph" style:parent-style-name="Table_20_Contents">
      <style:paragraph-properties fo:text-align="center" style:justify-single-word="false"/>
      <style:text-properties officeooo:paragraph-rsid="00e08e98"/>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_5f_Tableau_5f_Centré_5f_Gras">
      <style:text-properties fo:font-size="8pt"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10fb3c2" officeooo:paragraph-rsid="010fb3c2"/>
    </style:style>
    <style:style style:name="P20" style:family="paragraph" style:parent-style-name="_5f_Header_20_M_20_page_20_impaire_20__28_D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_5f_Paragraphe_5f_Réponse_5f_Pointillés_5f_Grisés">
      <style:text-properties officeooo:paragraph-rsid="00a797db"/>
    </style:style>
    <style:style style:name="P25" style:family="paragraph" style:parent-style-name="_5f_Tableau_5f_Centré_5f_Gras">
      <style:text-properties officeooo:rsid="00de630c" officeooo:paragraph-rsid="00de630c"/>
    </style:style>
    <style:style style:name="P26" style:family="paragraph" style:parent-style-name="_5f_Tableau_5f_Centré_5f_Gras">
      <style:text-properties fo:font-size="10pt" style:font-size-asian="10pt" style:font-size-complex="10pt"/>
    </style:style>
    <style:style style:name="P27" style:family="paragraph" style:parent-style-name="_5f_Tableau_5f_Centré_5f_Gras">
      <style:text-properties fo:font-size="10pt" officeooo:rsid="00e08e98" officeooo:paragraph-rsid="00e08e98" style:font-size-asian="10pt" style:font-size-complex="10pt"/>
    </style:style>
    <style:style style:name="P28" style:family="paragraph" style:parent-style-name="_5f_Tableau_5f_Centré">
      <style:text-properties officeooo:paragraph-rsid="00ff9c9b"/>
    </style:style>
    <style:style style:name="P29" style:family="paragraph" style:parent-style-name="_5f_Tableau_5f_Centré_5f_Gras">
      <style:text-properties officeooo:paragraph-rsid="00ff9c9b"/>
    </style:style>
    <style:style style:name="P30" style:family="paragraph" style:parent-style-name="_5f_Tableau_5f_Centré_5f_Gras">
      <style:text-properties officeooo:rsid="00ff9c9b" officeooo:paragraph-rsid="00ff9c9b"/>
    </style:style>
    <style:style style:name="P31" style:family="paragraph" style:parent-style-name="_5f_Paragraphe_5f_Réponse_5f_Pointillés_5f_Grisés">
      <style:text-properties officeooo:paragraph-rsid="010ec357"/>
    </style:style>
    <style:style style:name="P32" style:family="paragraph" style:parent-style-name="Footer">
      <style:text-properties officeooo:rsid="00178920" officeooo:paragraph-rsid="00178920"/>
    </style:style>
    <style:style style:name="P33" style:family="paragraph" style:parent-style-name="Footer">
      <style:text-properties fo:text-transform="uppercase" fo:color="#808080" loext:opacity="100%" style:font-name="Bitstream Vera Sans6" fo:font-size="9pt" officeooo:rsid="0112fadd" officeooo:paragraph-rsid="0112fadd" fo:background-color="transparent"/>
    </style:style>
    <style:style style:name="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5" style:family="paragraph" style:parent-style-name="_5f_Footer_20_page_20_impaire_20__28_D_29_"/>
    <style:style style:name="P36" style:family="paragraph" style:parent-style-name="_5f_Footer_20_page_20_impaire_20__28_D_29_">
      <style:text-properties officeooo:rsid="00d45efc" officeooo:paragraph-rsid="00d45efc"/>
    </style:style>
    <style:style style:name="P37" style:family="paragraph" style:parent-style-name="_5f_Footer_20_page_20_paire_20__28_G_29_"/>
    <style:style style:name="P38" style:family="paragraph" style:parent-style-name="_5f_Footer_20_page_20_paire_20__28_G_29_">
      <style:text-properties officeooo:rsid="00f0da56" officeooo:paragraph-rsid="00f0da56"/>
    </style:style>
    <style:style style:name="P39" style:family="paragraph" style:parent-style-name="_5f_Header_20_D_20_page_20_paire_20__28_G_29_">
      <style:text-properties officeooo:rsid="005097e4" officeooo:paragraph-rsid="005097e4"/>
    </style:style>
    <style:style style:name="P40" style:family="paragraph" style:parent-style-name="_5f_Header_20_G_20_page_20_paire_20__28_G_29_">
      <style:text-properties officeooo:paragraph-rsid="0334a5be"/>
    </style:style>
    <style:style style:name="P41" style:family="paragraph" style:parent-style-name="_5f_Header_20_M_20_page_20_paire_20__28_G_29_">
      <style:text-properties officeooo:paragraph-rsid="02af0d27"/>
    </style:style>
    <style:style style:name="P4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3" style:family="paragraph" style:parent-style-name="_5f_Paragraphe_5f_avec_5f_Num_5f_Question" style:list-style-name="_5f_Numérotation_20_des_20_exercices">
      <style:paragraph-properties fo:margin-top="0.199cm" fo:margin-bottom="0.101cm" style:contextual-spacing="false"/>
      <style:text-properties officeooo:paragraph-rsid="0107e977"/>
    </style:style>
    <style:style style:name="P44" style:family="paragraph" style:parent-style-name="_5f_Paragraphe_5f_avec_5f_Num_5f_Question" style:list-style-name="_5f_Numérotation_20_des_20_exercices">
      <style:paragraph-properties fo:margin-top="0.199cm" fo:margin-bottom="0.101cm" style:contextual-spacing="false"/>
      <style:text-properties officeooo:paragraph-rsid="00fe25e0"/>
    </style:style>
    <style:style style:name="P45" style:family="paragraph" style:parent-style-name="_5f_Paragraphe_5f_avec_5f_Num_5f_Question" style:list-style-name="_5f_Numérotation_20_des_20_exercices">
      <style:paragraph-properties fo:margin-top="0.199cm" fo:margin-bottom="0.101cm" style:contextual-spacing="false"/>
    </style:style>
    <style:style style:name="P46" style:family="paragraph" style:parent-style-name="_5f_Paragraphe_5f_avec_5f_Num_5f_Question" style:list-style-name="_5f_Numérotation_20_des_20_exercices" style:master-page-name="">
      <loext:graphic-properties draw:fill="none"/>
      <style:paragraph-properties fo:margin-left="0cm" fo:margin-right="0cm" fo:margin-top="0.199cm" fo:margin-bottom="0.101cm" style:contextual-spacing="false" fo:text-indent="0cm" style:auto-text-indent="false" style:page-number="auto" fo:background-color="transparent" text:number-lines="true" text:line-number="0"/>
    </style:style>
    <style:style style:name="P47" style:family="paragraph" style:parent-style-name="_5f_Paragraphe_5f_avec_5f_Num_5f_Question" style:list-style-name="_5f_Numérotation_20_des_20_exercices" style:master-page-name="">
      <loext:graphic-properties draw:fill="none"/>
      <style:paragraph-properties fo:margin-left="0cm" fo:margin-right="0cm" fo:margin-top="0cm" fo:margin-bottom="0.101cm" style:contextual-spacing="false" fo:text-indent="0cm" style:auto-text-indent="false" style:page-number="auto" fo:background-color="transparent" text:number-lines="true" text:line-number="0"/>
      <style:text-properties officeooo:paragraph-rsid="00ffa2bb"/>
    </style:style>
    <style:style style:name="P48" style:family="paragraph" style:parent-style-name="_5f_Paragraphe_5f_avec_5f_Num_5f_Question" style:list-style-name="_5f_Numérotation_20_des_20_exercices">
      <style:text-properties officeooo:paragraph-rsid="00ffa2bb"/>
    </style:style>
    <style:style style:name="P49" style:family="paragraph" style:parent-style-name="_5f_Paragraphe_5f_avec_5f_Num_5f_Question" style:list-style-name="_5f_Numérotation_20_des_20_exercices">
      <style:text-properties officeooo:paragraph-rsid="010db553"/>
    </style:style>
    <style:style style:name="P50" style:family="paragraph" style:parent-style-name="_5f_Paragraphe_5f_avec_5f_Num_5f_Question" style:list-style-name="_5f_Numérotation_20_des_20_exercices">
      <loext:graphic-properties draw:fill-gradient-name="gradient" draw:fill-hatch-name="hatch"/>
      <style:paragraph-properties>
        <style:tab-stops>
          <style:tab-stop style:position="8.999cm" style:type="right" style:leader-style="dotted" style:leader-text="."/>
        </style:tab-stops>
      </style:paragraph-properties>
    </style:style>
    <style:style style:name="P51" style:family="paragraph" style:parent-style-name="_5f_Paragraphe_5f_avec_5f_Num_5f_Question" style:list-style-name="_5f_Numérotation_20_des_20_exercices">
      <loext:graphic-properties draw:fill-gradient-name="gradient" draw:fill-hatch-name="hatch"/>
      <style:paragraph-properties fo:margin-top="0.199cm" fo:margin-bottom="0.101cm" style:contextual-spacing="false">
        <style:tab-stops>
          <style:tab-stop style:position="8.999cm" style:type="right" style:leader-style="dotted" style:leader-text="."/>
        </style:tab-stops>
      </style:paragraph-properties>
    </style:style>
    <style:style style:name="P52"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style:text-properties officeooo:paragraph-rsid="00be5169"/>
    </style:style>
    <style:style style:name="P53" style:family="paragraph" style:parent-style-name="_5f_Premier_5f_Titre_5f_Exercices_5f_avec_5f_Num_5f_Exo_5f_sans_5f_Titre" style:list-style-name="_5f_Numérotation_20_des_20_exercices">
      <style:text-properties officeooo:paragraph-rsid="00ed5f84"/>
    </style:style>
    <style:style style:name="P54" style:family="paragraph" style:parent-style-name="_5f_Titre_5f_Exercices_5f_sans_5f_Titre" style:list-style-name="_5f_Numérotation_20_des_20_exercices"/>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writing-mode="lr-tb"/>
    </style:style>
    <style:style style:name="P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8" style:family="paragraph">
      <style:paragraph-properties fo:text-align="center"/>
    </style:style>
    <style:style style:name="P5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0" style:family="paragraph">
      <loext:graphic-properties draw:fill="solid" draw:fill-color="#d7e12c"/>
    </style:style>
    <style:style style:name="P61" style:family="paragraph">
      <loext:graphic-properties draw:fill="solid" draw:fill-color="#1ca2b8"/>
    </style:style>
    <style:style style:name="P62" style:family="paragraph">
      <loext:graphic-properties draw:fill="solid" draw:fill-color="#9d0f89"/>
    </style:style>
    <style:style style:name="P63" style:family="paragraph">
      <loext:graphic-properties draw:fill="solid" draw:fill-color="#7fb241"/>
    </style:style>
    <style:style style:name="P6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officeooo:rsid="011aeecc" fo:background-color="transparent" loext:char-shading-value="0"/>
    </style:style>
    <style:style style:name="T29" style:family="text">
      <style:text-properties loext:padding="0.049cm" loext:border="0.06pt solid #000000"/>
    </style:style>
    <style:style style:name="T30" style:family="text">
      <style:text-properties officeooo:rsid="00a797db"/>
    </style:style>
    <style:style style:name="T31" style:family="text">
      <style:text-properties officeooo:rsid="00de630c"/>
    </style:style>
    <style:style style:name="T32" style:family="text">
      <style:text-properties fo:font-weight="normal" style:font-weight-asian="normal" style:font-weight-complex="normal"/>
    </style:style>
    <style:style style:name="T33" style:family="text">
      <style:text-properties officeooo:rsid="00df5d3b"/>
    </style:style>
    <style:style style:name="T34" style:family="text">
      <style:text-properties officeooo:rsid="00ea706c"/>
    </style:style>
    <style:style style:name="T35" style:family="text">
      <style:text-properties officeooo:rsid="00ee5999"/>
    </style:style>
    <style:style style:name="T36" style:family="text">
      <style:text-properties officeooo:rsid="00ed5f84"/>
    </style:style>
    <style:style style:name="T37" style:family="text">
      <style:text-properties officeooo:rsid="00fe25e0"/>
    </style:style>
    <style:style style:name="T38" style:family="text">
      <style:text-properties officeooo:rsid="010e9626"/>
    </style:style>
    <style:style style:name="T39" style:family="text">
      <style:text-properties officeooo:rsid="01104ea3"/>
    </style:style>
    <style:style style:name="T40" style:family="text">
      <style:text-properties fo:background-color="transparent" loext:char-shading-value="0"/>
    </style:style>
    <style:style style:name="T41" style:family="text">
      <style:text-properties officeooo:rsid="0117204c"/>
    </style:style>
    <style:style style:name="T42" style:family="text">
      <style:text-properties officeooo:rsid="0109ce44"/>
    </style:style>
    <style:style style:name="T43"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gr1" style:family="graphic">
      <style:graphic-properties style:writing-mode="lr-tb" loext:decorative="false"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solid" svg:stroke-width="0.053cm" svg:stroke-color="#000000" draw:marker-start=""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loext:decorative="false" style:run-through="foreground"/>
    </style:style>
    <style:style style:name="gr4" style:family="graphic">
      <style:graphic-properties draw:stroke="solid" svg:stroke-width="0.053cm" svg:stroke-color="#000000" draw:marker-start="Arrow"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loext:decorative="false" style:run-through="foreground"/>
    </style:style>
    <style:style style:name="gr5" style:family="graphic">
      <style:graphic-properties loext:decorative="fals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solid" svg:stroke-width="0.212cm" svg:stroke-color="#3465a4" draw:marker-start="" draw:marker-start-width="0.519cm" draw:marker-start-center="false" draw:marker-end="" draw:marker-end-width="0.519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loext:decorative="false" style:run-through="foreground"/>
    </style:style>
    <style:style style:name="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7"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0"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1"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2" text:outline-level="1"><text:span text:style-name="_5f_Caractères">Le diagramme en bâtons ci-dessous représente le temps de trajet pour venir au collège des élèves de 5</text:span><text:span text:style-name="_5f_Caractères_5f_exposant">e</text:span><text:span text:style-name="_5f_Caractères">A. </text:span></text:h>
          <text:list>
            <text:list-item>
              <text:h text:style-name="P53" text:outline-level="1"><draw:g text:anchor-type="paragraph" draw:z-index="94" draw:name="Forme1" draw:style-name="gr1"><draw:line draw:style-name="gr2" draw:text-style-name="P55" svg:x1="1.171cm" svg:y1="0.628cm" svg:x2="7.971cm" svg:y2="0.628cm"><text:p/></draw:line><draw:line draw:style-name="gr2" draw:text-style-name="P55" svg:x1="1.171cm" svg:y1="1.168cm" svg:x2="7.971cm" svg:y2="1.168cm"><text:p/></draw:line><draw:line draw:style-name="gr2" draw:text-style-name="P55" svg:x1="1.171cm" svg:y1="1.711cm" svg:x2="7.971cm" svg:y2="1.711cm"><text:p/></draw:line><draw:line draw:style-name="gr2" draw:text-style-name="P55" svg:x1="1.171cm" svg:y1="2.249cm" svg:x2="7.971cm" svg:y2="2.249cm"><text:p/></draw:line><draw:line draw:style-name="gr2" draw:text-style-name="P55" svg:x1="1.171cm" svg:y1="2.794cm" svg:x2="7.971cm" svg:y2="2.794cm"><text:p/></draw:line><draw:line draw:style-name="gr2" draw:text-style-name="P55" svg:x1="1.171cm" svg:y1="3.327cm" svg:x2="7.971cm" svg:y2="3.327cm"><text:p/></draw:line><draw:line draw:style-name="gr2" draw:text-style-name="P55" svg:x1="1.171cm" svg:y1="4.41cm" svg:x2="7.971cm" svg:y2="4.41cm"><text:p/></draw:line><draw:line draw:style-name="gr2" draw:text-style-name="P55" svg:x1="1.171cm" svg:y1="3.87cm" svg:x2="7.971cm" svg:y2="3.87cm"><text:p/></draw:line><draw:line draw:style-name="gr2" draw:text-style-name="P55" svg:x1="1.171cm" svg:y1="0.428cm" svg:x2="1.171cm" svg:y2="4.606cm"><text:p/></draw:line><draw:line draw:style-name="gr2" draw:text-style-name="P55" svg:x1="2.644cm" svg:y1="0.428cm" svg:x2="2.644cm" svg:y2="4.606cm"><text:p/></draw:line><draw:line draw:style-name="gr2" draw:text-style-name="P55" svg:x1="4.228cm" svg:y1="0.428cm" svg:x2="4.228cm" svg:y2="4.606cm"><text:p/></draw:line><draw:line draw:style-name="gr2" draw:text-style-name="P55" svg:x1="5.02cm" svg:y1="0.428cm" svg:x2="5.02cm" svg:y2="4.606cm"><text:p/></draw:line><draw:line draw:style-name="gr2" draw:text-style-name="P55" svg:x1="1.852cm" svg:y1="0.428cm" svg:x2="1.852cm" svg:y2="4.606cm"><text:p/></draw:line><draw:line draw:style-name="gr2" draw:text-style-name="P55" svg:x1="5.807cm" svg:y1="0.428cm" svg:x2="5.807cm" svg:y2="4.606cm"><text:p/></draw:line><draw:line draw:style-name="gr2" draw:text-style-name="P55" svg:x1="6.604cm" svg:y1="0.428cm" svg:x2="6.604cm" svg:y2="4.606cm"><text:p/></draw:line><draw:line draw:style-name="gr2" draw:text-style-name="P55" svg:x1="3.436cm" svg:y1="0.428cm" svg:x2="3.436cm" svg:y2="4.606cm"><text:p/></draw:line><draw:line draw:style-name="gr2" draw:text-style-name="P55" svg:x1="7.387cm" svg:y1="0.428cm" svg:x2="7.387cm" svg:y2="4.606cm"><text:p/></draw:line><draw:line draw:style-name="gr3" draw:text-style-name="P55" svg:x1="1.171cm" svg:y1="4.41cm" svg:x2="7.534cm" svg:y2="4.41cm"><text:p/></draw:line><draw:line draw:style-name="gr4" draw:text-style-name="P55" svg:x1="1.171cm" svg:y1="0.331cm" svg:x2="1.171cm" svg:y2="4.509cm"><text:p/></draw:line><draw:g draw:style-name="gr5"><draw:frame draw:style-name="gr6" draw:text-style-name="P57" svg:width="0.953cm" svg:height="0.772cm" svg:x="0.556cm" svg:y="4.031cm"><draw:text-box><text:p text:style-name="P56"><text:span text:style-name="T43">0</text:span></text:p></draw:text-box></draw:frame><draw:frame draw:style-name="gr7" draw:text-style-name="P57" svg:width="0.953cm" svg:height="0.775cm" svg:x="0.556cm" svg:y="3.498cm"><draw:text-box><text:p text:style-name="P56"><text:span text:style-name="T43">1</text:span></text:p></draw:text-box></draw:frame><draw:frame draw:style-name="gr8" draw:text-style-name="P57" svg:width="0.953cm" svg:height="0.773cm" svg:x="0.556cm" svg:y="0.822cm"><draw:text-box><text:p text:style-name="P56"><text:span text:style-name="T43">6</text:span></text:p></draw:text-box></draw:frame><draw:frame draw:style-name="gr8" draw:text-style-name="P57" svg:width="0.953cm" svg:height="0.773cm" svg:x="0.556cm" svg:y="1.893cm"><draw:text-box><text:p text:style-name="P56"><text:span text:style-name="T43">4</text:span></text:p></draw:text-box></draw:frame><draw:frame draw:style-name="gr8" draw:text-style-name="P57" svg:width="0.953cm" svg:height="0.773cm" svg:x="0.556cm" svg:y="2.429cm"><draw:text-box><text:p text:style-name="P56"><text:span text:style-name="T43">3</text:span></text:p></draw:text-box></draw:frame><draw:frame draw:style-name="gr8" draw:text-style-name="P57" svg:width="0.953cm" svg:height="0.773cm" svg:x="0.556cm" svg:y="2.962cm"><draw:text-box><text:p text:style-name="P56"><text:span text:style-name="T43">2</text:span></text:p></draw:text-box></draw:frame><draw:frame draw:style-name="gr8" draw:text-style-name="P57" svg:width="0.953cm" svg:height="0.773cm" svg:x="0.556cm" svg:y="0.288cm"><draw:text-box><text:p text:style-name="P56"><text:span text:style-name="T43">7</text:span></text:p></draw:text-box></draw:frame><draw:frame draw:style-name="gr8" draw:text-style-name="P57" svg:width="0.953cm" svg:height="0.773cm" svg:x="0.556cm" svg:y="1.359cm"><draw:text-box><text:p text:style-name="P56"><text:span text:style-name="T43">5</text:span></text:p></draw:text-box></draw:frame></draw:g><draw:frame draw:style-name="gr9" draw:text-style-name="P57" svg:width="0.953cm" svg:height="0.777cm" svg:x="1.551cm" svg:y="4.525cm"><draw:text-box><text:p text:style-name="P56"><text:span text:style-name="T43">5</text:span></text:p></draw:text-box></draw:frame><draw:frame draw:style-name="gr10" draw:text-style-name="P57" svg:width="0.957cm" svg:height="0.664cm" svg:x="2.189cm" svg:y="4.525cm"><draw:text-box><text:p text:style-name="P56"><text:span text:style-name="T43">10</text:span></text:p></draw:text-box></draw:frame><draw:frame draw:style-name="gr10" draw:text-style-name="P57" svg:width="0.953cm" svg:height="0.664cm" svg:x="2.985cm" svg:y="4.525cm"><draw:text-box><text:p text:style-name="P56"><text:span text:style-name="T43">15</text:span></text:p></draw:text-box></draw:frame><draw:frame draw:style-name="gr10" draw:text-style-name="P57" svg:width="0.953cm" svg:height="0.664cm" svg:x="4.571cm" svg:y="4.525cm"><draw:text-box><text:p text:style-name="P56"><text:span text:style-name="T43">25</text:span></text:p></draw:text-box></draw:frame><draw:frame draw:style-name="gr10" draw:text-style-name="P57" svg:width="0.953cm" svg:height="0.664cm" svg:x="3.777cm" svg:y="4.525cm"><draw:text-box><text:p text:style-name="P56"><text:span text:style-name="T43">20</text:span></text:p></draw:text-box></draw:frame><draw:frame draw:style-name="gr10" draw:text-style-name="P57" svg:width="0.953cm" svg:height="0.664cm" svg:x="5.361cm" svg:y="4.525cm"><draw:text-box><text:p text:style-name="P56"><text:span text:style-name="T43">30</text:span></text:p></draw:text-box></draw:frame><draw:frame draw:style-name="gr11" draw:text-style-name="P57" svg:width="0.952cm" svg:height="0.683cm" svg:x="6.153cm" svg:y="4.525cm"><draw:text-box><text:p text:style-name="P56"><text:span text:style-name="T43">35</text:span></text:p></draw:text-box></draw:frame><draw:frame draw:style-name="gr10" draw:text-style-name="P57" svg:width="4.386cm" svg:height="0.664cm" svg:x="4.449cm" svg:y="4.844cm"><draw:text-box><text:p text:style-name="P56"><text:span text:style-name="T43">Temps (en minutes)</text:span></text:p></draw:text-box></draw:frame><draw:frame draw:style-name="gr12" draw:text-style-name="P57" svg:width="1.793cm" svg:height="1.124cm" draw:transform="rotate (1.5707963267949) translate (0.315736111111111cm 1.89265277777778cm)"><draw:text-box><text:p text:style-name="P56"><text:span text:style-name="T43">Effectif</text:span></text:p></draw:text-box></draw:frame><draw:line draw:style-name="gr13" draw:text-style-name="P55" svg:x1="1.852cm" svg:y1="1.711cm" svg:x2="1.852cm" svg:y2="4.411cm"><text:p/></draw:line><draw:line draw:style-name="gr13" draw:text-style-name="P55" svg:x1="2.614cm" svg:y1="0.628cm" svg:x2="2.614cm" svg:y2="4.41cm"><text:p/></draw:line><draw:line draw:style-name="gr13" draw:text-style-name="P55" svg:x1="3.436cm" svg:y1="1.168cm" svg:x2="3.436cm" svg:y2="4.41cm"><text:p/></draw:line><draw:line draw:style-name="gr13" draw:text-style-name="P55" svg:x1="4.228cm" svg:y1="2.794cm" svg:x2="4.228cm" svg:y2="4.415cm"><text:p/></draw:line><draw:line draw:style-name="gr13" draw:text-style-name="P55" svg:x1="5.02cm" svg:y1="2.249cm" svg:x2="5.02cm" svg:y2="4.41cm"><text:p/></draw:line><draw:line draw:style-name="gr13" draw:text-style-name="P55" svg:x1="5.807cm" svg:y1="3.87cm" svg:x2="5.807cm" svg:y2="4.41cm"><text:p/></draw:line><draw:line draw:style-name="gr13" draw:text-style-name="P55" svg:x1="6.604cm" svg:y1="3.327cm" svg:x2="6.604cm" svg:y2="4.408cm"><text:p/></draw:line></draw:g><text:span text:style-name="_5f_Caractères"><text:span text:style-name="T30">À l’aide du graphique </text:span></text:span><text:span text:style-name="_5f_Caractères"><text:span text:style-name="T37">ci-dessus</text:span></text:span><text:span text:style-name="_5f_Caractères"><text:span text:style-name="T30">, complète le tableau de données </text:span></text:span><text:span text:style-name="_5f_Caractères"><text:span text:style-name="T37">suivant</text:span></text:span><text:span text:style-name="_5f_Caractères"><text:span text:style-name="T30">  </text:span></text:span><text:span text:style-name="_5f_Caractères"><text:span text:style-name="T35">(arrondis les pourcentages à l’unité)</text:span></text:span><text:span text:style-name="_5f_Caractères"><text:span text:style-name="T30">  :</text:span></text:span></text:h>
            </text:list-item>
          </text:list>
        </text:list-item>
      </text:list>
      <table:table table:name="Tableau22" table:style-name="Tableau22">
        <table:table-column table:style-name="Tableau22.A"/>
        <table:table-column table:style-name="Tableau22.B" table:number-columns-repeated="7"/>
        <table:table-column table:style-name="Tableau22.I"/>
        <table:table-row>
          <table:table-cell table:style-name="Tableau22.A1" office:value-type="string">
            <text:h text:style-name="P27" text:outline-level="1">Durée</text:h>
          </table:table-cell>
          <table:table-cell table:style-name="Tableau22.A1" office:value-type="string">
            <text:h text:style-name="P25" text:outline-level="1">5</text:h>
          </table:table-cell>
          <table:table-cell table:style-name="Tableau22.A1" office:value-type="string">
            <text:h text:style-name="P25" text:outline-level="1">10</text:h>
          </table:table-cell>
          <table:table-cell table:style-name="Tableau22.A1" office:value-type="string">
            <text:h text:style-name="P25" text:outline-level="1">15</text:h>
          </table:table-cell>
          <table:table-cell table:style-name="Tableau22.A1" office:value-type="string">
            <text:h text:style-name="P25" text:outline-level="1">20</text:h>
          </table:table-cell>
          <table:table-cell table:style-name="Tableau22.A1" office:value-type="string">
            <text:h text:style-name="P25" text:outline-level="1">25</text:h>
          </table:table-cell>
          <table:table-cell table:style-name="Tableau22.A1" office:value-type="string">
            <text:h text:style-name="P25" text:outline-level="1">30</text:h>
          </table:table-cell>
          <table:table-cell table:style-name="Tableau22.A1" office:value-type="string">
            <text:h text:style-name="P25" text:outline-level="1">35</text:h>
          </table:table-cell>
          <table:table-cell table:style-name="Tableau22.I1" office:value-type="string">
            <text:h text:style-name="P7" text:outline-level="1">TOTAL</text:h>
          </table:table-cell>
        </table:table-row>
        <table:table-row>
          <table:table-cell table:style-name="Tableau22.A2" office:value-type="string">
            <text:h text:style-name="P26" text:outline-level="1">Effectif</text:h>
          </table:table-cell>
          <table:table-cell table:style-name="Tableau22.B2" office:value-type="string">
            <text:p text:style-name="P2"><text:span text:style-name="_5f_pointillés_20_gris">….</text:span></text:p>
          </table:table-cell>
          <table:table-cell table:style-name="Tableau22.C2" office:value-type="string">
            <text:p text:style-name="P2"><text:span text:style-name="_5f_pointillés_20_gris">….</text:span></text:p>
          </table:table-cell>
          <table:table-cell table:style-name="Tableau22.D2" office:value-type="string">
            <text:p text:style-name="P2"><text:span text:style-name="_5f_pointillés_20_gris">….</text:span></text:p>
          </table:table-cell>
          <table:table-cell table:style-name="Tableau22.E2" office:value-type="string">
            <text:p text:style-name="P2"><text:span text:style-name="_5f_pointillés_20_gris">….</text:span></text:p>
          </table:table-cell>
          <table:table-cell table:style-name="Tableau22.F2" office:value-type="string">
            <text:p text:style-name="P2"><text:span text:style-name="_5f_pointillés_20_gris">….</text:span></text:p>
          </table:table-cell>
          <table:table-cell table:style-name="Tableau22.G2" office:value-type="string">
            <text:p text:style-name="P2"><text:span text:style-name="_5f_pointillés_20_gris">….</text:span></text:p>
          </table:table-cell>
          <table:table-cell table:style-name="Tableau22.H2" office:value-type="string">
            <text:p text:style-name="P2"><text:span text:style-name="_5f_pointillés_20_gris">….</text:span></text:p>
          </table:table-cell>
          <table:table-cell table:style-name="Tableau22.I2" office:value-type="string">
            <text:p text:style-name="P2"><text:span text:style-name="_5f_pointillés_20_gris">….</text:span></text:p>
          </table:table-cell>
        </table:table-row>
        <table:table-row table:style-name="Tableau22.3">
          <table:table-cell table:style-name="Tableau22.A3" office:value-type="string">
            <text:h text:style-name="P26" text:outline-level="1">Fré<text:span text:style-name="T31">­</text:span>quence</text:h>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I3" office:value-type="string">
            <text:p text:style-name="P2"><text:span text:style-name="_5f_pointillés_20_gris">….</text:span></text:p>
          </table:table-cell>
        </table:table-row>
        <table:table-row>
          <table:table-cell table:style-name="Tableau22.A2" office:value-type="string">
            <text:h text:style-name="P26" text:outline-level="1">Fré<text:span text:style-name="T31">­</text:span>quence en<text:span text:style-name="T34"> </text:span>%</text:h>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A3" office:value-type="string">
            <text:p text:style-name="P2"><text:span text:style-name="_5f_pointillés_20_gris">….</text:span></text:p>
          </table:table-cell>
          <table:table-cell table:style-name="Tableau22.I3" office:value-type="string">
            <text:p text:style-name="P2"><text:span text:style-name="_5f_pointillés_20_gris">….</text:span></text:p>
          </table:table-cell>
        </table:table-row>
      </table:table>
      <text:list text:continue-numbering="true" text:style-name="_5f_Numérotation_20_des_20_exercices">
        <text:list-item>
          <text:list>
            <text:list-item>
              <text:p text:style-name="P43"><text:span text:style-name="_5f_Caractères"><text:span text:style-name="T38">Indique </text:span></text:span><text:span text:style-name="_5f_Caractères"><text:span text:style-name="T41">quel est</text:span></text:span><text:span text:style-name="_5f_Caractères"><text:span text:style-name="T38"> le calcul que tu as fait pour trouver </text:span></text:span><text:span text:style-name="_5f_Caractères">l’effectif total de la classe de 5</text:span><text:span text:style-name="_5f_Caractères_5f_exposant">e</text:span><text:span text:style-name="_5f_Caractères">A.</text:span></text:p>
            </text:list-item>
          </text:list>
        </text:list-item>
      </text:list>
      <text:p text:style-name="_5f_Paragraphe_5f_Réponse_5f_Pointillés_5f_Grisés_5f_2_5f_Col"><text:span text:style-name="_5f_Caractères"><text:tab/></text:span></text:p>
      <text:list text:continue-numbering="true" text:style-name="_5f_Numérotation_20_des_20_exercices">
        <text:list-item>
          <text:list>
            <text:list-item>
              <text:p text:style-name="P44"><text:span text:style-name="_5f_Caractères"><text:span text:style-name="T38">Lis dans le tableau</text:span></text:span><text:span text:style-name="_5f_Caractères"> la fréquence des élèves dont le temps de trajet est égal à 15 minutes.</text:span></text:p>
            </text:list-item>
          </text:list>
        </text:list-item>
      </text:list>
      <text:p text:style-name="_5f_Paragraphe_5f_Réponse_5f_Pointillés_5f_Grisés_5f_2_5f_Col"><text:span text:style-name="_5f_Caractères"><text:tab/></text:span></text:p>
      <text:p text:style-name="_5f_Paragraphe_5f_Réponse_5f_Pointillés_5f_Grisés_5f_2_5f_Col"><text:span text:style-name="_5f_Caractères"><text:tab/></text:span></text:p>
      <text:list text:continue-numbering="true" text:style-name="_5f_Numérotation_20_des_20_exercices">
        <text:list-item>
          <text:list>
            <text:list-item>
              <text:p text:style-name="P45"><text:span text:style-name="_5f_Caractères">Quelle est la fréquence des élèves dont le temps de trajet est égal à a</text:span><text:span text:style-name="_5f_Caractères"><text:span text:style-name="T30">u moins 20</text:span></text:span><text:span text:style-name="_5f_Caractères"><text:span text:style-name="T36"> </text:span></text:span><text:span text:style-name="_5f_Caractères">minutes  ?</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45"><text:span text:style-name="_5f_Caractères">Quelle est la fréquence des élèves dont le temps de trajet est de 10 minutes au plus  ?</text:span></text:p>
            </text:list-item>
          </text:list>
        </text:list-item>
      </text:list>
      <text:p text:style-name="P24"><text:span text:style-name="_5f_Caractères"><text:tab/></text:span></text:p>
      <text:p text:style-name="P24"><text:span text:style-name="_5f_Caractères"><text:tab/></text:span></text:p>
      <text:list text:continue-numbering="true" text:style-name="_5f_Numérotation_20_des_20_exercices">
        <text:list-item>
          <text:list>
            <text:list-item>
              <text:p text:style-name="P46"><text:span text:style-name="_5f_Caractères">Quelle est la fréquence des élèves dont le temps de trajet est compris entre 5 et 30</text:span><text:span text:style-name="_5f_Caractères"><text:span text:style-name="T36"> </text:span></text:span><text:span text:style-name="_5f_Caractères">minutes incluses  ? Écris le résultat sous la forme d’un pourcentage.</text:span></text:p>
            </text:list-item>
          </text:list>
        </text:list-item>
      </text:list>
      <text:p text:style-name="_5f_Paragraphe_5f_Réponse_5f_Pointillés_5f_Grisés"><text:span text:style-name="_5f_Caractères"><text:tab/></text:span></text:p>
      <text:p text:style-name="P31"><text:span text:style-name="_5f_Caractères"><text:tab/></text:span></text:p>
      <text:list text:continue-numbering="true" text:style-name="_5f_Numérotation_20_des_20_exercices">
        <text:list-item>
          <text:h text:style-name="P54" text:outline-level="1"><text:span text:style-name="_5f_Caractères">On a lancé un dé 60 fois et on a relevé le numéro sorti.</text:span></text:h>
        </text:list-item>
      </text:list>
      <table:table table:name="Tableau16" table:style-name="Tableau16">
        <table:table-column table:style-name="Tableau16.A"/>
        <table:table-column table:style-name="Tableau16.B" table:number-columns-repeated="8"/>
        <table:table-column table:style-name="Tableau16.J"/>
        <table:table-row>
          <table:table-cell table:style-name="Tableau16.A1" office:value-type="string">
            <text:h text:style-name="_5f_Tableau_5f_Centré_5f_Gras" text:outline-level="1"><text:span text:style-name="_5f_Caractères"><text:span text:style-name="T32">6</text:span></text:span></text:h>
          </table:table-cell>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_5f_Gras" text:outline-level="1"><text:span text:style-name="_5f_Caractères"><text:span text:style-name="T32">3</text:span></text:span></text:h>
          </table:table-cell>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_5f_Gras" text:outline-level="1"><text:span text:style-name="_5f_Caractères"><text:span text:style-name="T32">5</text:span></text:span></text:h>
          </table:table-cell>
          <table:table-cell table:style-name="Tableau16.A1" office:value-type="string">
            <text:h text:style-name="_5f_Tableau_5f_Centré_5f_Gras" text:outline-level="1"><text:span text:style-name="_5f_Caractères"><text:span text:style-name="T32">5</text:span></text:span></text:h>
          </table:table-cell>
        </table:table-row>
        <table:table-row>
          <table:table-cell table:style-name="Tableau16.A1" office:value-type="string">
            <text:h text:style-name="_5f_Tableau_5f_Centré_5f_Gras" text:outline-level="1"><text:span text:style-name="_5f_Caractères"><text:span text:style-name="T32">3</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1</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5</text:span></text:h>
          </table:table-cell>
        </table:table-row>
        <table:table-row>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1</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4</text:span></text:h>
          </table:table-cell>
        </table:table-row>
        <table:table-row>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6</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2</text:span></text:h>
          </table:table-cell>
        </table:table-row>
        <table:table-row>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5</text:span></text:h>
          </table:table-cell>
        </table:table-row>
        <table:table-row>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2</text:span></text:h>
          </table:table-cell>
          <table:table-cell table:style-name="Tableau16.J6" office:value-type="float" office:value="6">
            <text:h text:style-name="_5f_Tableau_5f_Centré" text:outline-level="1"><text:span text:style-name="_5f_Caractères">6</text:span></text:h>
          </table:table-cell>
        </table:table-row>
      </table:table>
      <text:list text:continue-numbering="true" text:style-name="_5f_Numérotation_20_des_20_exercices">
        <text:list-item>
          <text:list>
            <text:list-item>
              <text:p text:style-name="P45"><text:span text:style-name="_5f_Caractères">Complète le tableau suivant.</text:span></text:p>
            </text:list-item>
          </text:list>
        </text:list-item>
      </text:list>
      <table:table table:name="Tableau17" table:style-name="Tableau17">
        <table:table-column table:style-name="Tableau17.A"/>
        <table:table-column table:style-name="Tableau17.B" table:number-columns-repeated="6"/>
        <table:table-column table:style-name="Tableau17.H"/>
        <table:table-header-rows>
          <table:table-row>
            <table:table-cell table:style-name="Tableau17.A1" office:value-type="string">
              <text:h text:style-name="_5f_Tableau_5f_Centré_5f_Gras" text:outline-level="1"><text:span text:style-name="_5f_Caractères">Numéro</text:span></text:h>
            </table:table-cell>
            <table:table-cell table:style-name="Tableau17.B1" office:value-type="float" office:value="1">
              <text:h text:style-name="_5f_Tableau_5f_Centré_5f_Gras" text:outline-level="1"><text:span text:style-name="_5f_Caractères">1</text:span></text:h>
            </table:table-cell>
            <table:table-cell table:style-name="Tableau17.B1" office:value-type="float" office:value="2">
              <text:h text:style-name="_5f_Tableau_5f_Centré_5f_Gras" text:outline-level="1"><text:span text:style-name="_5f_Caractères">2</text:span></text:h>
            </table:table-cell>
            <table:table-cell table:style-name="Tableau17.B1" office:value-type="float" office:value="3">
              <text:h text:style-name="_5f_Tableau_5f_Centré_5f_Gras" text:outline-level="1"><text:span text:style-name="_5f_Caractères">3</text:span></text:h>
            </table:table-cell>
            <table:table-cell table:style-name="Tableau17.B1" office:value-type="float" office:value="4">
              <text:h text:style-name="_5f_Tableau_5f_Centré_5f_Gras" text:outline-level="1"><text:span text:style-name="_5f_Caractères">4</text:span></text:h>
            </table:table-cell>
            <table:table-cell table:style-name="Tableau17.B1" office:value-type="float" office:value="5">
              <text:h text:style-name="_5f_Tableau_5f_Centré_5f_Gras" text:outline-level="1"><text:span text:style-name="_5f_Caractères">5</text:span></text:h>
            </table:table-cell>
            <table:table-cell table:style-name="Tableau17.B1" office:value-type="float" office:value="6">
              <text:h text:style-name="_5f_Tableau_5f_Centré_5f_Gras" text:outline-level="1"><text:span text:style-name="_5f_Caractères">6</text:span></text:h>
            </table:table-cell>
            <table:table-cell table:style-name="Tableau17.H1" office:value-type="string">
              <text:h text:style-name="P30" text:outline-level="1">TOTAL</text:h>
            </table:table-cell>
          </table:table-row>
        </table:table-header-rows>
        <table:table-row table:style-name="Tableau17.2">
          <table:table-cell table:style-name="Tableau17.A2" office:value-type="string">
            <text:h text:style-name="_5f_Tableau_5f_Centré_5f_Gras" text:outline-level="1"><text:span text:style-name="_5f_Caractères">Effectif</text:span></text:h>
          </table:table-cell>
          <table:table-cell table:style-name="Tableau17.B2" office:value-type="string">
            <text:h text:style-name="_5f_Tableau_5f_Centré" text:outline-level="1"><text:span text:style-name="_5f_pointillés_20_gris">…</text:span></text:h>
          </table:table-cell>
          <table:table-cell table:style-name="Tableau17.C2" office:value-type="string">
            <text:h text:style-name="_5f_Tableau_5f_Centré" text:outline-level="1"><text:span text:style-name="_5f_pointillés_20_gris">…</text:span></text:h>
          </table:table-cell>
          <table:table-cell table:style-name="Tableau17.D2" office:value-type="string">
            <text:h text:style-name="_5f_Tableau_5f_Centré" text:outline-level="1"><text:span text:style-name="_5f_pointillés_20_gris">…</text:span></text:h>
          </table:table-cell>
          <table:table-cell table:style-name="Tableau17.E2" office:value-type="string">
            <text:h text:style-name="_5f_Tableau_5f_Centré" text:outline-level="1"><text:span text:style-name="_5f_pointillés_20_gris">…</text:span></text:h>
          </table:table-cell>
          <table:table-cell table:style-name="Tableau17.F2" office:value-type="string">
            <text:h text:style-name="_5f_Tableau_5f_Centré" text:outline-level="1"><text:span text:style-name="_5f_pointillés_20_gris">…</text:span></text:h>
          </table:table-cell>
          <table:table-cell table:style-name="Tableau17.G2" office:value-type="string">
            <text:h text:style-name="_5f_Tableau_5f_Centré" text:outline-level="1"><text:span text:style-name="_5f_pointillés_20_gris">…</text:span></text:h>
          </table:table-cell>
          <table:table-cell table:style-name="Tableau17.H2" office:value-type="string">
            <text:h text:style-name="_5f_Tableau_5f_Centré" text:outline-level="1"><text:span text:style-name="_5f_pointillés_20_gris">…</text:span></text:h>
          </table:table-cell>
        </table:table-row>
        <table:table-row table:style-name="Tableau17.3">
          <table:table-cell table:style-name="Tableau17.A3" office:value-type="string">
            <text:h text:style-name="_5f_Tableau_5f_Centré_5f_Gras" text:outline-level="1"><text:span text:style-name="_5f_Caractères">Fréquence</text:span></text:h>
          </table:table-cell>
          <table:table-cell table:style-name="Tableau17.B3" office:value-type="string">
            <text:h text:style-name="_5f_Tableau_5f_Centré" text:outline-level="1"><text:span text:style-name="_5f_pointillés_20_gris">…</text:span></text:h>
          </table:table-cell>
          <table:table-cell table:style-name="Tableau17.C3" office:value-type="string">
            <text:h text:style-name="_5f_Tableau_5f_Centré" text:outline-level="1"><text:span text:style-name="_5f_pointillés_20_gris">…</text:span></text:h>
          </table:table-cell>
          <table:table-cell table:style-name="Tableau17.D3" office:value-type="string">
            <text:h text:style-name="_5f_Tableau_5f_Centré" text:outline-level="1"><text:span text:style-name="_5f_pointillés_20_gris">…</text:span></text:h>
          </table:table-cell>
          <table:table-cell table:style-name="Tableau17.E3" office:value-type="string">
            <text:h text:style-name="_5f_Tableau_5f_Centré" text:outline-level="1"><text:span text:style-name="_5f_pointillés_20_gris">…</text:span></text:h>
          </table:table-cell>
          <table:table-cell table:style-name="Tableau17.F3" office:value-type="string">
            <text:h text:style-name="_5f_Tableau_5f_Centré" text:outline-level="1"><text:span text:style-name="_5f_pointillés_20_gris">…</text:span></text:h>
          </table:table-cell>
          <table:table-cell table:style-name="Tableau17.G3" office:value-type="string">
            <text:h text:style-name="_5f_Tableau_5f_Centré" text:outline-level="1"><text:span text:style-name="_5f_pointillés_20_gris">…</text:span></text:h>
          </table:table-cell>
          <table:table-cell table:style-name="Tableau17.H3" office:value-type="string">
            <text:h text:style-name="_5f_Tableau_5f_Centré" text:outline-level="1"><text:span text:style-name="_5f_pointillés_20_gris">...</text:span></text:h>
          </table:table-cell>
        </table:table-row>
      </table:table>
      <text:list text:continue-numbering="true" text:style-name="_5f_Numérotation_20_des_20_exercices">
        <text:list-item>
          <text:list>
            <text:list-item>
              <text:p text:style-name="P50"><text:span text:style-name="_5f_Caractères"><text:span text:style-name="T33">Sous forme fractionnaire, donne la fréquence </text:span></text:span><text:span text:style-name="_5f_Caractères">d'apparition du 5. </text:span><text:span text:style-name="_5f_pointillés_20_gris"><text:tab/></text:span></text:p>
            </text:list-item>
            <text:list-item>
              <text:p text:style-name="P51"><text:span text:style-name="_5f_Caractères"><text:span text:style-name="T33">Sous forme d’u</text:span></text:span><text:span text:style-name="_5f_Caractères">n pourcentage </text:span><text:span text:style-name="_5f_Caractères"><text:span text:style-name="T33">arrondi à l’unité, donne la fréquence </text:span></text:span><text:span text:style-name="_5f_Caractères">d'apparition du 2. </text:span><text:span text:style-name="_5f_pointillés_20_gris"><text:tab/></text:span></text:p>
            </text:list-item>
            <text:list-item>
              <text:p text:style-name="P50"><text:span text:style-name="_5f_Caractères"><text:span text:style-name="T33">Sous forme d’un nombre décimal arrondi au centième, donne la fréquence </text:span></text:span><text:span text:style-name="_5f_Caractères">d'apparition des nombres pairs. </text:span><text:span text:style-name="_5f_pointillés_20_gris"><text:tab/></text:span></text:p>
            </text:list-item>
            <text:list-item>
              <text:p text:style-name="P47"><text:span text:style-name="_5f_Caractères">Fais toi-même l'expérience (</text:span><text:span text:style-name="_5f_Caractères"><text:span text:style-name="T39">par exemple </text:span></text:span><text:span text:style-name="_5f_Caractères">avec un tableur en utilisant la formule </text:span><text:span text:style-name="_5f_Caractères"><text:span text:style-name="T29">=ALEA.ENTRE.BORNES(1;6)</text:span></text:span><text:span text:style-name="_5f_Caractères"> </text:span><text:span text:style-name="_5f_Caractères"><text:span text:style-name="T42">ou avec une calculatrice</text:span></text:span><text:span text:style-name="_5f_Caractères"><text:span text:style-name="T39">)</text:span></text:span><text:span text:style-name="_5f_Caractères"> et note tes résultats ci-dessous.</text:span></text:p>
            </text:list-item>
          </text:list>
        </text:list-item>
      </text:list>
      <table:table table:name="Tableau3" table:style-name="Tableau3">
        <table:table-column table:style-name="Tableau3.A"/>
        <table:table-column table:style-name="Tableau3.B" table:number-columns-repeated="8"/>
        <table:table-column table:style-name="Tableau3.J"/>
        <table:table-row table:style-name="Tableau3.1">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A1" office:value-type="string">
            <text:p text:style-name="P2"><text:span text:style-name="_5f_pointillés_20_gris">….</text:span></text:p>
          </table:table-cell>
          <table:table-cell table:style-name="Tableau3.J1" office:value-type="string">
            <text:p text:style-name="P2"><text:span text:style-name="_5f_pointillés_20_gris">….</text:span></text:p>
          </table:table-cell>
        </table:table-row>
        <table:table-row table:style-name="Tableau3.1">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J2" office:value-type="string">
            <text:p text:style-name="P2"><text:span text:style-name="_5f_pointillés_20_gris">….</text:span></text:p>
          </table:table-cell>
        </table:table-row>
        <table:table-row table:style-name="Tableau3.1">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J2" office:value-type="string">
            <text:p text:style-name="P2"><text:span text:style-name="_5f_pointillés_20_gris">….</text:span></text:p>
          </table:table-cell>
        </table:table-row>
        <table:table-row table:style-name="Tableau3.1">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J2" office:value-type="string">
            <text:p text:style-name="P2"><text:span text:style-name="_5f_pointillés_20_gris">….</text:span></text:p>
          </table:table-cell>
        </table:table-row>
        <table:table-row table:style-name="Tableau3.1">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J2" office:value-type="string">
            <text:p text:style-name="P2"><text:span text:style-name="_5f_pointillés_20_gris">….</text:span></text:p>
          </table:table-cell>
        </table:table-row>
        <table:table-row table:style-name="Tableau3.1">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A2" office:value-type="string">
            <text:p text:style-name="P2"><text:span text:style-name="_5f_pointillés_20_gris">….</text:span></text:p>
          </table:table-cell>
          <table:table-cell table:style-name="Tableau3.J2" office:value-type="string">
            <text:p text:style-name="P2"><text:span text:style-name="_5f_pointillés_20_gris">….</text:span></text:p>
          </table:table-cell>
        </table:table-row>
      </table:table>
      <text:list text:continue-numbering="true" text:style-name="_5f_Numérotation_20_des_20_exercices">
        <text:list-item>
          <text:list>
            <text:list-item>
              <text:p text:style-name="P49"><text:span text:style-name="_5f_Caractères">Complète alors le tableau suivant.</text:span></text:p>
            </text:list-item>
          </text:list>
        </text:list-item>
      </text:list>
      <table:table table:name="Tableau20" table:style-name="Tableau20">
        <table:table-column table:style-name="Tableau20.A"/>
        <table:table-column table:style-name="Tableau20.B" table:number-columns-repeated="6"/>
        <table:table-column table:style-name="Tableau20.H"/>
        <table:table-header-rows>
          <table:table-row>
            <table:table-cell table:style-name="Tableau20.A1" office:value-type="string">
              <text:h text:style-name="P29" text:outline-level="1"><text:span text:style-name="_5f_Caractères">Numéro</text:span></text:h>
            </table:table-cell>
            <table:table-cell table:style-name="Tableau20.B1" office:value-type="float" office:value="1">
              <text:h text:style-name="P29" text:outline-level="1"><text:span text:style-name="_5f_Caractères">1</text:span></text:h>
            </table:table-cell>
            <table:table-cell table:style-name="Tableau20.B1" office:value-type="float" office:value="2">
              <text:h text:style-name="P29" text:outline-level="1"><text:span text:style-name="_5f_Caractères">2</text:span></text:h>
            </table:table-cell>
            <table:table-cell table:style-name="Tableau20.B1" office:value-type="float" office:value="3">
              <text:h text:style-name="P29" text:outline-level="1"><text:span text:style-name="_5f_Caractères">3</text:span></text:h>
            </table:table-cell>
            <table:table-cell table:style-name="Tableau20.B1" office:value-type="float" office:value="4">
              <text:h text:style-name="P29" text:outline-level="1"><text:span text:style-name="_5f_Caractères">4</text:span></text:h>
            </table:table-cell>
            <table:table-cell table:style-name="Tableau20.B1" office:value-type="float" office:value="5">
              <text:h text:style-name="P29" text:outline-level="1"><text:span text:style-name="_5f_Caractères">5</text:span></text:h>
            </table:table-cell>
            <table:table-cell table:style-name="Tableau20.B1" office:value-type="float" office:value="6">
              <text:h text:style-name="P29" text:outline-level="1"><text:span text:style-name="_5f_Caractères">6</text:span></text:h>
            </table:table-cell>
            <table:table-cell table:style-name="Tableau20.H1" office:value-type="string">
              <text:h text:style-name="P30" text:outline-level="1">TOTAL</text:h>
            </table:table-cell>
          </table:table-row>
        </table:table-header-rows>
        <table:table-row table:style-name="Tableau20.2">
          <table:table-cell table:style-name="Tableau20.A2" office:value-type="string">
            <text:h text:style-name="P29" text:outline-level="1"><text:span text:style-name="_5f_Caractères">Effectif</text:span></text:h>
          </table:table-cell>
          <table:table-cell table:style-name="Tableau20.B2" office:value-type="string">
            <text:h text:style-name="P28" text:outline-level="1"><text:span text:style-name="_5f_pointillés_20_gris">…</text:span></text:h>
          </table:table-cell>
          <table:table-cell table:style-name="Tableau20.C2" office:value-type="string">
            <text:h text:style-name="P28" text:outline-level="1"><text:span text:style-name="_5f_pointillés_20_gris">…</text:span></text:h>
          </table:table-cell>
          <table:table-cell table:style-name="Tableau20.D2" office:value-type="string">
            <text:h text:style-name="P28" text:outline-level="1"><text:span text:style-name="_5f_pointillés_20_gris">…</text:span></text:h>
          </table:table-cell>
          <table:table-cell table:style-name="Tableau20.E2" office:value-type="string">
            <text:h text:style-name="P28" text:outline-level="1"><text:span text:style-name="_5f_pointillés_20_gris">…</text:span></text:h>
          </table:table-cell>
          <table:table-cell table:style-name="Tableau20.F2" office:value-type="string">
            <text:h text:style-name="P28" text:outline-level="1"><text:span text:style-name="_5f_pointillés_20_gris">…</text:span></text:h>
          </table:table-cell>
          <table:table-cell table:style-name="Tableau20.G2" office:value-type="string">
            <text:h text:style-name="P28" text:outline-level="1"><text:span text:style-name="_5f_pointillés_20_gris">…</text:span></text:h>
          </table:table-cell>
          <table:table-cell table:style-name="Tableau20.H2" office:value-type="string">
            <text:h text:style-name="P28" text:outline-level="1"><text:span text:style-name="_5f_pointillés_20_gris">…</text:span></text:h>
          </table:table-cell>
        </table:table-row>
        <table:table-row table:style-name="Tableau20.3">
          <table:table-cell table:style-name="Tableau20.A3" office:value-type="string">
            <text:h text:style-name="P29" text:outline-level="1"><text:span text:style-name="_5f_Caractères">Fréquence</text:span></text:h>
          </table:table-cell>
          <table:table-cell table:style-name="Tableau20.B3" office:value-type="string">
            <text:h text:style-name="P28" text:outline-level="1"><text:span text:style-name="_5f_pointillés_20_gris">…</text:span></text:h>
          </table:table-cell>
          <table:table-cell table:style-name="Tableau20.C3" office:value-type="string">
            <text:h text:style-name="P28" text:outline-level="1"><text:span text:style-name="_5f_pointillés_20_gris">…</text:span></text:h>
          </table:table-cell>
          <table:table-cell table:style-name="Tableau20.D3" office:value-type="string">
            <text:h text:style-name="P28" text:outline-level="1"><text:span text:style-name="_5f_pointillés_20_gris">…</text:span></text:h>
          </table:table-cell>
          <table:table-cell table:style-name="Tableau20.E3" office:value-type="string">
            <text:h text:style-name="P28" text:outline-level="1"><text:span text:style-name="_5f_pointillés_20_gris">…</text:span></text:h>
          </table:table-cell>
          <table:table-cell table:style-name="Tableau20.F3" office:value-type="string">
            <text:h text:style-name="P28" text:outline-level="1"><text:span text:style-name="_5f_pointillés_20_gris">…</text:span></text:h>
          </table:table-cell>
          <table:table-cell table:style-name="Tableau20.G3" office:value-type="string">
            <text:h text:style-name="P28" text:outline-level="1"><text:span text:style-name="_5f_pointillés_20_gris">…</text:span></text:h>
          </table:table-cell>
          <table:table-cell table:style-name="Tableau20.H3" office:value-type="string">
            <text:h text:style-name="P28" text:outline-level="1"><text:span text:style-name="_5f_pointillés_20_gris">...</text:span></text:h>
          </table:table-cell>
        </table:table-row>
      </table:table>
      <text:list text:continue-numbering="true" text:style-name="_5f_Numérotation_20_des_20_exercices">
        <text:list-item>
          <text:list>
            <text:list-item>
              <text:p text:style-name="P48"><text:span text:style-name="_5f_Caractères">Compare tes résultats avec ceux donnés </text:span><text:span text:style-name="_5f_Caractères"><text:span text:style-name="T28">dans la question </text:span></text:span><text:span text:style-name="_5f_Caractères_5f_gras"><text:span text:style-name="T28">a</text:span></text:span><text:span text:style-name="_5f_Caractères_5f_gras"><text:span text:style-name="T40">.</text:span></text:span><text:span text:style-name="_5f_Caractères"><text:span text:style-name="T40"> Que remarques-tu  ?</text:span></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P31"><text:span text:style-name="_5f_Caractère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encadré" style:display-name="_Caractères_encadré" style:family="text" style:parent-style-name="_5f_Caractères">
      <style:text-properties loext:padding="0.049cm" loext:border="0.06pt solid #000000"/>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G_20_page_20_paire_20__28_G_29_">
      <style:text-properties officeooo:paragraph-rsid="0334a5be"/>
    </style:style>
    <style:style style:name="MP2" style:family="paragraph">
      <style:paragraph-properties fo:text-align="center"/>
    </style:style>
    <style:style style:name="MP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4" style:family="paragraph">
      <loext:graphic-properties draw:fill="solid" draw:fill-color="#1ca2b8"/>
    </style:style>
    <style:style style:name="MP5" style:family="paragraph" style:parent-style-name="Footer">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paragraph-rsid="00c384cf"/>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loext:graphic-properties draw:fill="solid" draw:fill-color="#d7e12c"/>
    </style:style>
    <style:style style:name="MP1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16" style:family="paragraph" style:parent-style-name="_5f_Footer_20_page_20_paire_20__28_G_29_">
      <style:text-properties officeooo:rsid="00f0da56" officeooo:paragraph-rsid="00f0da56"/>
    </style:style>
    <style:style style:name="MP17" style:family="paragraph" style:parent-style-name="_5f_Footer_20_page_20_impaire_20__28_D_29_">
      <style:text-properties officeooo:rsid="00d45efc" officeooo:paragraph-rsid="00d45efc"/>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10fb3c2" officeooo:paragraph-rsid="010fb3c2"/>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112fadd" officeooo:paragraph-rsid="0112fadd"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GEOMETRIE_5f_1COL" style:display-name="SERIE_GEOMETRIE_1COL" style:page-layout-name="Mpm10" draw:style-name="Mdp1">
      <style:header>
        <text:p text:style-name="MP1"><draw:line text:anchor-type="paragraph" draw:z-index="82" draw:name="Shape3_6" draw:style-name="Mgr1" draw:text-style-name="MP2" svg:x1="15.12cm" svg:y1="0.36cm" svg:x2="20.496cm" svg:y2="0.36cm"><text:p/></draw:line><draw:frame text:anchor-type="paragraph" draw:z-index="83" draw:name="Shape8_1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84" draw:name="Shape1_7" draw:style-name="Mgr3" draw:text-style-name="MP4"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draw:path text:anchor-type="paragraph" draw:z-index="85" draw:name="Shape1_18" draw:style-name="Mgr3" draw:text-style-name="MP4" svg:width="4.329cm" svg:height="2.24cm" svg:x="-1.499cm" svg:y="-1cm" svg:viewBox="0 0 4330 2241" svg:d="M0 2241l3984-288c209-15 363-168 345-342l-170-1611h-4159z"><text:p/></draw:path><draw:frame text:anchor-type="paragraph" draw:z-index="86" draw:name="Shape8_8"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7" draw:name="Shape3_44" draw:style-name="Mgr1" draw:text-style-name="MP2" svg:x1="15.12cm" svg:y1="0.36cm" svg:x2="20.496cm" svg:y2="0.36cm"><text:p/></draw:line><text:s/><text:span text:style-name="MT2">Angles</text:span> : <text:span text:style-name="MT3">Comprendre la notion d’angle</text:span></text:p>
      </style:header-left>
      <style:footer>
        <text:p text:style-name="MP5"><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6"><text:span text:style-name="_5f_Caractères_5f_gras_5f_Blanc"><text:page-number text:select-page="current">0</text:page-number></text:span></text:p></draw:text-box></draw:frame><text:p text:style-name="MP7"><text:span text:style-name="MT4">A</text:span>NGLE : COMPRENDRE LA NOTION D’ANGLE</text:p></draw:text-box></draw:frame><draw:g text:anchor-type="paragraph" draw:z-index="21" draw:name="Shape4_2" draw:style-name="Mgr4"><draw:path draw:style-name="Mgr5" draw:text-style-name="MP8" svg:width="0.855cm" svg:height="1.172cm" svg:x="19.154cm" svg:y="0.525cm" svg:viewBox="0 0 856 1173" svg:d="M856 1173h-856v-991c0-100 79-182 175-182h505c97 0 176 82 176 182z"><text:p/></draw:path></draw:g></text:p>
      </style:footer>
      <style:footer-left>
        <text:p text:style-name="MP5"><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5">Angles</text:span><text:span text:style-name="MT6"> : </text:span><text:span text:style-name="MT5">Comprendre la notion d’angle</text:span></text:p></draw:text-box></draw:frame><draw:g text:anchor-type="paragraph" draw:z-index="22" draw:name="Shape4_287" draw:style-name="Mgr4"><draw:path draw:style-name="Mgr5" draw:text-style-name="MP8"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11" draw:style-name="Mdp1">
      <style:header>
        <text:p text:style-name="_5f_Header_20_G_20_page_20_impaire_20__28_D_29_"><draw:path text:anchor-type="paragraph" draw:z-index="76" draw:name="Shape1_8" draw:style-name="Mgr3" draw:text-style-name="MP4" svg:width="4.329cm" svg:height="2.24cm" svg:x="-1.499cm" svg:y="-1cm" svg:viewBox="0 0 4330 2241" svg:d="M0 2241l3984-288c209-15 363-168 345-342l-170-1611h-4159z"><text:p/></draw:path><draw:line text:anchor-type="paragraph" draw:z-index="77" draw:name="Shape3_7" draw:style-name="Mgr1" draw:text-style-name="MP2" svg:x1="15.423cm" svg:y1="0.36cm" svg:x2="20.496cm" svg:y2="0.36cm"><text:p/></draw:line><draw:frame text:anchor-type="paragraph" draw:z-index="78" draw:name="Shape8_1" draw:style-name="Mgr2" draw:text-style-name="MP3" svg:width="2.703cm" svg:height="0.715cm" draw:transform="rotate (0.0872664625997165) translate (-0.172861111111111cm 0.218722222222222cm)"><draw:text-box><text:p text:style-name="MP2"><text:span text:style-name="MT1">Série 5</text:span></text:p></draw:text-box></draw:frame><text:s/>Angles : <text:span text:style-name="MT3">Comprendre la notion d’angle</text:span></text:p>
      </style:header>
      <style:header-left>
        <text:p text:style-name="MP10"><draw:path text:anchor-type="paragraph" draw:z-index="79" draw:name="Shape1_1" draw:style-name="Mgr3" draw:text-style-name="MP4" svg:width="4.329cm" svg:height="2.24cm" svg:x="-1.499cm" svg:y="-1cm" svg:viewBox="0 0 4330 2241" svg:d="M0 2241l3984-288c209-15 363-168 345-342l-170-1611h-4159z"><text:p/></draw:path><draw:frame text:anchor-type="paragraph" draw:z-index="80" draw:name="Shape8_7"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1" draw:name="Shape3_29" draw:style-name="Mgr1" draw:text-style-name="MP2"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6"><draw:path draw:style-name="Mgr5" draw:text-style-name="MP8"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11"><text:span text:style-name="MT7">Angles : </text:span><text:span text:style-name="MT9">Comprendre la notion d’angle</text:span></text:p></draw:text-box></draw:frame><draw:g text:anchor-type="paragraph" draw:z-index="20" draw:name="Shape4_0" draw:style-name="Mgr6"><draw:path draw:style-name="Mgr5" draw:text-style-name="MP8"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1" draw:name="Shape1_10" draw:style-name="Mgr7" draw:text-style-name="MP12" svg:width="4.329cm" svg:height="2.24cm" svg:x="-1.499cm" svg:y="-1cm" svg:viewBox="0 0 4330 2241" svg:d="M0 2241l3984-288c209-15 363-168 345-342l-170-1611h-4159z"><text:p/></draw:path><draw:line text:anchor-type="paragraph" draw:z-index="72" draw:name="Shape3_8" draw:style-name="Mgr8" draw:text-style-name="MP2"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8" draw:text-style-name="MP2" svg:x1="14.728cm" svg:y1="0.36cm" svg:x2="20.496cm" svg:y2="0.36cm"><text:p/></draw:line><draw:frame text:anchor-type="paragraph" draw:z-index="74" draw:name="Shape8_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5" draw:name="Shape1_13" draw:style-name="Mgr7" draw:text-style-name="MP1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6"><draw:path draw:style-name="Mgr9" draw:text-style-name="MP13" svg:width="0.855cm" svg:height="1.172cm" svg:x="18.41cm" svg:y="-0.175cm" svg:viewBox="0 0 856 1173" svg:d="M856 1173h-856v-991c0-100 79-182 175-182h505c97 0 176 82 176 182z"><text:p/></draw:path></draw:g></text:h>
      </style:footer>
      <style:footer-left>
        <text:p text:style-name="MP5"><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11">Calculer</text:span><text:span text:style-name="MT6"> : </text:span><text:span text:style-name="MT11">additionner et soustraire</text:span></text:p></draw:text-box></draw:frame><draw:g text:anchor-type="paragraph" draw:z-index="18" draw:name="Shape4_110" draw:style-name="Mgr6"><draw:path draw:style-name="Mgr9" draw:text-style-name="MP13" svg:width="0.855cm" svg:height="1.172cm" svg:x="-0.266cm" svg:y="-0.175cm" svg:viewBox="0 0 856 1173" svg:d="M856 1173h-856v-991c0-100 79-182 175-182h505c97 0 176 82 176 182z"><text:p/></draw:path></draw:g></text:p>
      </style:footer-left>
    </style:master-page>
    <style:master-page style:name="SERIE_5f_NUMERIQUE_5f_CLR_5f_d7e12c_5f_2COL" style:display-name="SERIE_NUMERIQUE_CLR_d7e12c_2COL" style:page-layout-name="Mpm11" draw:style-name="Mdp1">
      <style:header>
        <text:p text:style-name="MP14"><draw:g text:anchor-type="paragraph" draw:z-index="23" draw:name="Shape4_5" draw:style-name="Mgr4"><draw:path draw:style-name="Mgr9" draw:text-style-name="MP13" svg:width="0.855cm" svg:height="1.172cm" svg:x="18.459cm" svg:y="27.525cm" svg:viewBox="0 0 856 1173" svg:d="M856 1173h-856v-991c0-100 79-182 175-182h505c97 0 176 82 176 182z"><text:p/></draw:path></draw:g><draw:path text:anchor-type="paragraph" draw:z-index="88" draw:name="Shape1_11" draw:style-name="Mgr7" draw:text-style-name="MP12" svg:width="4.329cm" svg:height="2.24cm" svg:x="-1.499cm" svg:y="-1cm" svg:viewBox="0 0 4330 2241" svg:d="M0 2241l3984-288c209-15 363-168 345-342l-170-1611h-4159z"><text:p/></draw:path><draw:frame text:anchor-type="paragraph" draw:z-index="89" draw:name="Shape8_4" draw:style-name="Mgr2" draw:text-style-name="MP3" svg:width="2.703cm" svg:height="0.715cm" draw:transform="rotate (0.0872664625997165) translate (-0.172861111111111cm 0.218722222222222cm)"><draw:text-box><text:p text:style-name="MP2"><text:span text:style-name="MT1">Série 3</text:span></text:p></draw:text-box></draw:frame><draw:line text:anchor-type="paragraph" draw:z-index="90" draw:name="Shape3_9" draw:style-name="Mgr8" draw:text-style-name="MP2" svg:x1="16.023cm" svg:y1="0.36cm" svg:x2="20.496cm" svg:y2="0.36cm"><text:p/></draw:line>Simplification</text:p>
      </style:header>
      <style:header-left>
        <text:p text:style-name="MP15"><draw:g text:anchor-type="paragraph" draw:z-index="24" draw:name="Shape4_ 3" draw:style-name="Mgr4"><draw:path draw:style-name="Mgr9" draw:text-style-name="MP13" svg:width="0.855cm" svg:height="1.172cm" svg:x="-0.272cm" svg:y="27.525cm" svg:viewBox="0 0 856 1173" svg:d="M856 1173h-856v-991c0-100 79-182 175-182h505c97 0 176 82 176 182z"><text:p/></draw:path></draw:g><draw:path text:anchor-type="paragraph" draw:z-index="91" draw:name="Shape1_ 1" draw:style-name="Mgr7" draw:text-style-name="MP12" svg:width="4.329cm" svg:height="2.24cm" svg:x="-1.499cm" svg:y="-1cm" svg:viewBox="0 0 4330 2241" svg:d="M0 2241l3984-288c209-15 363-168 345-342l-170-1611h-4159z"><text:p/></draw:path><draw:frame text:anchor-type="paragraph" draw:z-index="92" draw:name="Shape8_ 2" draw:style-name="Mgr2" draw:text-style-name="MP3" svg:width="2.703cm" svg:height="0.715cm" draw:transform="rotate (0.0872664625997165) translate (-0.172861111111111cm 0.218722222222222cm)"><draw:text-box><text:p text:style-name="MP2"><text:span text:style-name="MT1">Série 1</text:span></text:p></draw:text-box></draw:frame><draw:line text:anchor-type="paragraph" draw:z-index="93" draw:name="Shape3_ 3" draw:style-name="Mgr8" draw:text-style-name="MP2"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16"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17" text:outline-level="1">Additions et soustractions</text:h></draw:text-box></draw:frame><text:span text:style-name="_5f_Caractères_5f_gras_5f_Blanc"><text:page-number text:select-page="current">0</text:page-number></text:span><text:s/></text:h>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2" svg:x1="13.831cm" svg:y1="0.355cm" svg:x2="20.497cm" svg:y2="0.36cm"><text:p/></draw:line><draw:frame text:anchor-type="paragraph" draw:z-index="65" draw:name="Shape8_2"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2"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2" draw:text-style-name="MP3" svg:width="2.703cm" svg:height="0.715cm" draw:transform="rotate (0.0872664625997165) translate (-0.172861111111111cm 0.218722222222222cm)"><draw:text-box><text:p text:style-name="MP2"><text:span text:style-name="MT1">Série 2</text:span></text:p></draw:text-box></draw:frame><text:span text:style-name="_5f_Caractères"><text:span text:style-name="MT15">Fonctions : Appliquer, créer un programme</text:span></text:span></text:p>
      </style:header-left>
      <style:footer>
        <text:p text:style-name="MP5"><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9"><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6"><draw:path draw:style-name="Mgr12" draw:text-style-name="MP20" svg:width="0.855cm" svg:height="1.172cm" svg:x="18.41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6"><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6"><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11"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2" svg:x1="16.704cm" svg:y1="0.36cm" svg:x2="20.496cm" svg:y2="0.36cm"><text:p/></draw:line><draw:frame text:anchor-type="paragraph" draw:z-index="57" draw:name="Shape8_6" draw:style-name="Mgr2" draw:text-style-name="MP3" svg:width="2.703cm" svg:height="0.715cm" draw:transform="rotate (0.0872664625997165) translate (-0.172861111111111cm 0.218722222222222cm)"><draw:text-box><text:p text:style-name="MP2"><text:span text:style-name="MT1">Série 3</text:span></text:p></draw:text-box></draw:frame><draw:polyline text:anchor-type="paragraph" draw:z-index="58" draw:name="Shape3_5" draw:style-name="Mgr10" draw:text-style-name="MP2" svg:width="2147483.646cm" svg:height="2147483.645cm" draw:transform="skewX (-1.08420217400012E-019) rotate (-0.000872664625997355) translate (1228253.2685194cm -1644371.89556744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des fréquences</text:p>
      </style:header>
      <style:header-left>
        <text:p text:style-name="MP24"><draw:line text:anchor-type="paragraph" draw:z-index="61" draw:name="Shape3_4" draw:style-name="Mgr10" draw:text-style-name="MP2"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2" draw:text-style-name="MP3"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4" draw:name="Frame1" text:anchor-type="paragraph" svg:y="-0.06cm" draw:z-index="59"><draw:text-box fo:min-height="0.499cm" fo:min-width="2.898cm"><draw:frame draw:style-name="Mfr2" draw:name="Frame2" text:anchor-type="frame" svg:x="0.45cm" svg:y="0.079cm" svg:width="0.817cm" draw:z-index="60"><draw:text-box fo:min-height="0.355cm"><text:p text:style-name="MP6"><text:span text:style-name="_5f_Caractères_5f_gras_5f_Blanc"><text:page-number text:select-page="current">1</text:page-number></text:span></text:p></draw:text-box></draw:frame><text:p text:style-name="MP26">Statistiques</text:p></draw:text-box></draw:frame><draw:g text:anchor-type="paragraph" draw:z-index="12" draw:name="Shape4_ 2" draw:style-name="Mgr6"><draw:path draw:style-name="Mgr12" draw:text-style-name="MP20" svg:width="0.855cm" svg:height="1.172cm" svg:x="18.537cm" svg:y="-0.175cm" svg:viewBox="0 0 856 1173" svg:d="M856 1173h-856v-991c0-100 79-182 175-182h505c97 0 176 82 176 182z"><text:p/></draw:path></draw:g></text:p>
      </style:footer>
      <style:footer-left>
        <text:p text:style-name="MP5"><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6"><draw:g text:anchor-type="paragraph" draw:z-index="13" draw:name="Shape4_66" draw:style-name="Mgr6"><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6"><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2"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2" svg:x1="12.52cm" svg:y1="0.36cm" svg:x2="20.496cm" svg:y2="0.36cm"><text:p/></draw:line><draw:line text:anchor-type="paragraph" draw:z-index="44" draw:name="Shape3_20" draw:style-name="Mgr13" draw:text-style-name="MP2" svg:x1="12.52cm" svg:y1="0.36cm" svg:x2="20.496cm" svg:y2="0.36cm"><text:p/></draw:line><draw:frame text:anchor-type="paragraph" draw:z-index="45" draw:name="Shape8_17"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0">Vitesse</text:span></text:p>
      </style:header>
      <style:header-left>
        <text:p text:style-name="MP30"><draw:line text:anchor-type="paragraph" draw:z-index="48" draw:name="Shape3_15" draw:style-name="Mgr13" draw:text-style-name="MP2"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2" svg:x1="12.52cm" svg:y1="0.36cm" svg:x2="20.496cm" svg:y2="0.36cm"><text:p/></draw:line><draw:line text:anchor-type="paragraph" draw:z-index="51" draw:name="Shape3_18" draw:style-name="Mgr13" draw:text-style-name="MP2" svg:x1="12.52cm" svg:y1="0.36cm" svg:x2="20.496cm" svg:y2="0.36cm"><text:p/></draw:line><draw:frame text:anchor-type="paragraph" draw:z-index="52" draw:name="Shape8_16" draw:style-name="Mgr2" draw:text-style-name="MP3" svg:width="2.703cm" svg:height="0.715cm" draw:transform="rotate (0.0872664625997165) translate (-0.172861111111111cm 0.218722222222222cm)"><draw:text-box><text:p text:style-name="MP2"><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1">Duré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6"><text:page-number text:select-page="current">0</text:page-number></text:p></draw:text-box></draw:frame><text:p text:style-name="MP9"><text:span text:style-name="MT22">Conversion d’unité : vitesse</text:span><text:span text:style-name="MT6"> </text:span></text:p></draw:text-box></draw:frame><draw:g text:anchor-type="paragraph" draw:z-index="10" draw:name="Shape4_93" draw:style-name="Mgr6"><draw:path draw:style-name="Mgr15" draw:text-style-name="MP31"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6"><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6"><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11"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2" svg:x1="12.52cm" svg:y1="0.36cm" svg:x2="20.496cm" svg:y2="0.36cm"><text:p/></draw:line><draw:line text:anchor-type="paragraph" draw:z-index="35" draw:name="Shape3_12" draw:style-name="Mgr13" draw:text-style-name="MP2" svg:x1="12.52cm" svg:y1="0.36cm" svg:x2="20.496cm" svg:y2="0.36cm"><text:p/></draw:line><draw:frame text:anchor-type="paragraph" draw:z-index="36" draw:name="Shape8_ 1" draw:style-name="Mgr2" draw:text-style-name="MP3" svg:width="2.703cm" svg:height="0.715cm" draw:transform="rotate (0.0872664625997165) translate (-0.172861111111111cm 0.218722222222222cm)"><draw:text-box><text:p text:style-name="MP2"><text:span text:style-name="MT1">Série 1</text:span></text:p></draw:text-box></draw:frame><text:span text:style-name="MT20">Conversions d’unités</text:span> : <text:span text:style-name="MT21">Durée</text:span></text:p>
      </style:header>
      <style:header-left>
        <text:p text:style-name="MP33"><draw:line text:anchor-type="paragraph" draw:z-index="37" draw:name="Shape3_14" draw:style-name="Mgr13" draw:text-style-name="MP2"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2" svg:x1="12.52cm" svg:y1="0.36cm" svg:x2="20.496cm" svg:y2="0.36cm"><text:p/></draw:line><draw:frame text:anchor-type="paragraph" draw:z-index="40" draw:name="Shape8_11" draw:style-name="Mgr2" draw:text-style-name="MP3" svg:width="2.703cm" svg:height="0.715cm" draw:transform="rotate (0.0872664625997165) translate (-0.172861111111111cm 0.218722222222222cm)"><draw:text-box><text:p text:style-name="MP2"><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6"><draw:g text:anchor-type="paragraph" draw:z-index="8" draw:name="Shape4_109" draw:style-name="Mgr6"><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6"><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11" draw:style-name="Mdp1">
      <style:header>
        <text:p text:style-name="_5f_Header_20_P_20_page_20_paire_20__28_G_29_"><draw:frame text:anchor-type="paragraph" draw:z-index="29" draw:name="Shape8_19"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1" draw:name="Shape8_18"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6"><text:page-number text:select-page="current">0</text:page-number></text:p></draw:text-box></draw:frame><text:p text:style-name="MP38"><text:span text:style-name="MT28">R</text:span>ésoudre des problèmes</text:p></draw:text-box></draw:frame><draw:g text:anchor-type="paragraph" draw:z-index="5" draw:name="Shape4_ 1" draw:style-name="Mgr6"><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7" draw:name="Shape4_264" draw:style-name="Mgr6"><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2" draw:text-style-name="MP3"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28" draw:name="Shape8_21"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6"><draw:g text:anchor-type="paragraph" draw:z-index="1" draw:name="Shape4_9" draw:style-name="Mgr6"><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3" draw:name="Shape4_10" draw:style-name="Mgr6"><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22T17:52:00</meta:creation-date>
    <dc:date>2024-06-23T07:16:09.933577850</dc:date>
    <meta:editing-duration>P1DT17H11M51S</meta:editing-duration>
    <meta:editing-cycles>120</meta:editing-cycles>
    <meta:generator>LibreOffice/7.6.1.2$Linux_X86_64 LibreOffice_project/f5defcebd022c5bc36bbb79be232cb6926d8f674</meta:generator>
    <dc:title>ORGANISATION ET GESTION DE DONNEES, FONCTIONS EN CINQUIEME</dc:title>
    <meta:initial-creator>felanzino augusto</meta:initial-creator>
    <meta:document-statistic meta:table-count="5" meta:image-count="0" meta:object-count="0" meta:page-count="1" meta:paragraph-count="292" meta:word-count="642" meta:character-count="2994" meta:non-whitespace-character-count="2604"/>
    <meta:template xlink:type="simple" xlink:actuate="onRequest" xlink:title="Modele_Cahier" xlink:href="../../../../../../../../.config/libreoffice/4/user/template/Modele_Cahier.ott" meta:date="2023-11-11T20:49:47.573760932"/>
  </office:meta>
</office:document-meta>
</file>